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eec69" officeooo:paragraph-rsid="000eec69" style:font-weight-asian="bold" style:font-weight-complex="bold"/>
    </style:style>
    <style:style style:name="P2" style:family="paragraph" style:parent-style-name="Standard">
      <style:text-properties officeooo:rsid="000ea913" officeooo:paragraph-rsid="000ea913"/>
    </style:style>
    <style:style style:name="P3" style:family="paragraph" style:parent-style-name="Standard">
      <style:text-properties fo:font-weight="normal" officeooo:rsid="000eec69" officeooo:paragraph-rsid="000eec69" style:font-weight-asian="normal" style:font-weight-complex="normal"/>
    </style:style>
    <style:style style:name="P4" style:family="paragraph" style:parent-style-name="Standard">
      <style:text-properties fo:font-weight="normal" officeooo:rsid="000f1bbf" officeooo:paragraph-rsid="000f1bbf" style:font-weight-asian="normal" style:font-weight-complex="normal"/>
    </style:style>
    <style:style style:name="P5" style:family="paragraph" style:parent-style-name="Standard">
      <style:text-properties fo:font-weight="normal" officeooo:rsid="00106753" officeooo:paragraph-rsid="00106753" style:font-weight-asian="normal" style:font-weight-complex="normal"/>
    </style:style>
    <style:style style:name="P6" style:family="paragraph" style:parent-style-name="Standard">
      <style:text-properties fo:font-weight="normal" officeooo:rsid="00114d21" officeooo:paragraph-rsid="00114d21" style:font-weight-asian="normal" style:font-weight-complex="normal"/>
    </style:style>
    <style:style style:name="T1" style:family="text">
      <style:text-properties officeooo:rsid="000f1bbf"/>
    </style:style>
    <style:style style:name="T2" style:family="text">
      <style:text-properties officeooo:rsid="00114d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itial Overview</text:p>
      <text:p text:style-name="P2"/>
      <text:p text:style-name="P2">1) Client Background – A brief overview of the company, <text:s/>table of each department with the headings (Department, Function). - P01<text:line-break/><text:line-break/>1.1) Current Problems – The current problems that the company is intending to solve with the solution. Table with headings (Problem, Impact, Intended Solution) - P01</text:p>
      <text:p text:style-name="P2"/>
      <text:p text:style-name="P2">1.2) Stakeholder Analysis – A table detailing stakeholders (people who will interact with the solution) – Table with headings (Stakeholder, Needs, Concerns) - P01</text:p>
      <text:p text:style-name="P2"/>
      <text:p text:style-name="P2">1.3) Proposed Solution – An short overview of the solution – brief bullet points of each requirement of the proposed solution. - P01</text:p>
      <text:p text:style-name="P2"/>
      <text:p text:style-name="P2">1.4) Key Requirements – Identify one key requirement (e.g access levels) that the solution will need ot have and explain it with a short justification of why + one table. - P01<text:line-break/><text:line-break/>1.5) Technology Decisions – A table of the initial decisions of which technology stacks to use (e.g Architecture, Backend, Frontend, Database, Deployment). Table Headings (Decision, Choice, Reason) - P01</text:p>
      <text:p text:style-name="P2"/>
      <text:p text:style-name="P2">1.6) Success Criteria – Based on 1.4 (Key Requirements) - List of the success criteria of the system – Will it meet the basic functionality requirements? – List of each success criteria – (SC1, SC2, SC3 etc)</text:p>
      <text:p text:style-name="P2"/>
      <text:p text:style-name="P2"/>
      <text:p text:style-name="P1">Project Plan</text:p>
      <text:p text:style-name="P1"/>
      <text:p text:style-name="P3">2) Project Scope – Scope Statement (What the project is providing, who the project is undertaken by, what each team member does) – What is in scope, what is out of scope. (What the prototype needs, what the prototype does not need)</text:p>
      <text:p text:style-name="P3"/>
      <text:p text:style-name="P3">2.1) Project Objectives – A table of each project objective (this should basically just be the reverse of the company’s “Current Problems (1.1)” Table Headings (# (Number), Objective, Success Measure (how it works), Trace to Brief “Current Problems” (1.1)</text:p>
      <text:p text:style-name="P3"/>
      <text:p text:style-name="P3">2.2) Prioritisation – Must Have (A list of what the prototype needs within the 30 development hours), Should Have (Documented but not built until later prototypes), Could Have (Things that would be beneficial but do not need to be documented fully), Won’t have (things we specifically do not include with justification)</text:p>
      <text:p text:style-name="P3"/>
      <text:p text:style-name="P3">2.3) Tools &amp; Technologies – Do the exact same as 1.5, just go into more detail. Tabl<text:span text:style-name="T1">e Headings (Tool/Technology, Purpose, Justification)</text:span></text:p>
      <text:p text:style-name="P3"/>
      <text:p text:style-name="P4">2.4) Risk Register – Table with headings: # (Number), Risk, Likelihood, Impact, Mitigation Strategy</text:p>
      <text:p text:style-name="P4"/>
      <text:p text:style-name="P4">2.5) Timeline – Gantt Chart (see Project Gantt app), Phase overview – Table Headings (Milestone, Target, Phase), then a detailed hours breakdown for each of the chosen phases (to meet the 67 required hours)</text:p>
      <text:p text:style-name="P4"/>
      <text:p text:style-name="P4"/>
      <text:p text:style-name="P5"><text:soft-page-break/>3) User Roles – A brief description of the user roles needed followed by a table with headings (Role, Description, Access Level, Traced To)</text:p>
      <text:p text:style-name="P5"/>
      <text:p text:style-name="P5">3.1) User Stories – A table with each user story – headings<text:line-break/><text:line-break/>- ID</text:p>
      <text:p text:style-name="P5">- As a (Role)<text:line-break/>- I want to.. (action inside prototype)<text:line-break/>- So that.. (reason)<text:line-break/>- Priority</text:p>
      <text:p text:style-name="P5"><text:line-break/>3.2) Functional Requirements - “Requirements are grouped by category and given identifiers.. e.g FR-AUTH-01, NFR-PERF-01). Table for each category of requirement with headings (ID, Requirement, Related User Story, Priority)<text:line-break/><text:line-break/>Category Examples:<text:line-break/>- Authentication &amp; Access Control<text:line-break/>- Task Management</text:p>
      <text:p text:style-name="P5">- Client Management</text:p>
      <text:p text:style-name="P5">- Dashboard &amp; Reporting<text:line-break/>- File Attachments (Not required)</text:p>
      <text:p text:style-name="P5">- Data Export (future prototypes – just needs to be documented)</text:p>
      <text:p text:style-name="P5">- Audit Trail (future prototypes – just needs to be documented)</text:p>
      <text:p text:style-name="P5"/>
      <text:p text:style-name="P5">3.3) Non-Functional Requirements – <text:span text:style-name="T2">Table of requirements with headings (ID, Requirement, Category, Priority)</text:span></text:p>
      <text:p text:style-name="P5"/>
      <text:p text:style-name="P6">3.4) Prioritied Requirements Summary – A table with headings (Priority, Count, Description) - <text:s/>grouped into [Must Have, Should Have, Could Have and Won’t Have]</text:p>
      <text:p text:style-name="P6"/>
      <text:p text:style-name="P6">3.5) Research &amp; Industry Considerations – Information about Usability, Accessibility, Data Security. Arrange as bullet points – see model answer 2.6</text:p>
      <text:p text:style-name="P6"/>
      <text:p text:style-name="P6"/>
      <text:p text:style-name="P5"/>
      <text:p text:style-name="P2"/>
      <text:p text:style-name="P2"><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athleen Palmer</meta:initial-creator>
    <meta:creation-date>2026-03-02T16:13:47.243000000</meta:creation-date>
    <dc:date>2026-03-04T10:47:22.345000000</dc:date>
    <dc:creator>Kathleen Palmer</dc:creator>
    <meta:editing-duration>PT14M30S</meta:editing-duration>
    <meta:editing-cycles>2</meta:editing-cycles>
    <meta:generator>LibreOffice/24.8.0.3$Windows_X86_64 LibreOffice_project/0bdf1299c94fe897b119f97f3c613e9dca6be583</meta:generator>
    <meta:document-statistic meta:table-count="0" meta:image-count="0" meta:object-count="0" meta:page-count="2" meta:paragraph-count="25" meta:word-count="554" meta:character-count="3655" meta:non-whitespace-character-count="3088"/>
  </office:meta>
</office:document-meta>
</file>